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'Source Code Pro', monospac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0.774cm"/>
    </style:style>
    <style:style style:name="Table1.B" style:family="table-column">
      <style:table-column-properties style:column-width="11.726cm"/>
    </style:style>
    <style:style style:name="Table1.C" style:family="table-column">
      <style:table-column-properties style:column-width="3.484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1ae2f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background-color="#ff0000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15d644" officeooo:paragraph-rsid="0015d644" fo:background-color="#81d41a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138d52" officeooo:paragraph-rsid="00138d52" fo:background-color="#81d41a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178278" officeooo:paragraph-rsid="00178278" fo:background-color="#81d41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11ae2f" officeooo:paragraph-rsid="0011ae2f" fo:background-color="#81d41a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138d52" officeooo:paragraph-rsid="00138d52" fo:background-color="#81d41a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39415" officeooo:paragraph-rsid="00139415" fo:background-color="#81d41a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1546e6" officeooo:paragraph-rsid="001546e6" fo:background-color="#81d41a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15d644" officeooo:paragraph-rsid="0015d644" fo:background-color="#ff0000"/>
    </style:style>
    <style:style style:name="P12" style:family="paragraph" style:parent-style-name="Heading_20_1" style:master-page-name="Standard">
      <style:paragraph-properties style:page-number="auto"/>
    </style:style>
    <style:style style:name="T1" style:family="text">
      <style:text-properties fo:font-variant="normal" fo:text-transform="none" fo:color="#737373" fo:letter-spacing="-0.021cm"/>
    </style:style>
    <style:style style:name="T2" style:family="text">
      <style:text-properties fo:font-variant="normal" fo:text-transform="none" fo:color="#737373" fo:letter-spacing="-0.021cm" fo:background-color="#81d41a" loext:char-shading-value="0"/>
    </style:style>
    <style:style style:name="T3" style:family="text">
      <style:text-properties fo:font-variant="normal" fo:text-transform="none" fo:color="#737373" fo:letter-spacing="-0.021cm" fo:background-color="#81d41a" loext:char-shading-value="0"/>
    </style:style>
    <style:style style:name="T4" style:family="text">
      <style:text-properties fo:font-variant="normal" fo:text-transform="none" fo:color="#336699" style:font-name="Fira Mono" fo:font-size="9.60000038146973pt" fo:letter-spacing="-0.021cm" fo:font-style="normal" fo:font-weight="normal"/>
    </style:style>
    <style:style style:name="T5" style:family="text">
      <style:text-properties fo:font-variant="normal" fo:text-transform="none" fo:color="#336699" style:font-name="Fira Mono" fo:font-size="9.60000038146973pt" fo:letter-spacing="-0.021cm" fo:font-style="normal" fo:font-weight="normal" officeooo:rsid="0011ae2f"/>
    </style:style>
    <style:style style:name="T6" style:family="text">
      <style:text-properties fo:font-variant="normal" fo:text-transform="none" fo:color="#336699" style:font-name="Fira Mono" fo:font-size="9.60000038146973pt" fo:letter-spacing="-0.021cm" fo:font-style="normal" fo:font-weight="normal" fo:background-color="#81d41a" loext:char-shading-value="0"/>
    </style:style>
    <style:style style:name="T7" style:family="text">
      <style:text-properties fo:font-variant="normal" fo:text-transform="none" fo:color="#336699" style:font-name="Fira Mono" fo:font-size="9.60000038146973pt" fo:letter-spacing="-0.021cm" fo:font-style="normal" fo:font-weight="normal" fo:background-color="#81d41a" loext:char-shading-value="0"/>
    </style:style>
    <style:style style:name="T8" style:family="text">
      <style:text-properties fo:font-variant="normal" fo:text-transform="none" fo:color="#336699" style:font-name="Fira Mono" fo:font-size="9.60000038146973pt" fo:letter-spacing="-0.021cm" fo:font-style="normal" fo:font-weight="normal" officeooo:rsid="0011ae2f" fo:background-color="#81d41a" loext:char-shading-value="0"/>
    </style:style>
    <style:style style:name="T9" style:family="text">
      <style:text-properties fo:font-variant="normal" fo:text-transform="none" fo:color="#336699" style:font-name="Fira Mono" fo:font-size="9.60000038146973pt" fo:letter-spacing="-0.021cm" fo:font-style="normal" fo:font-weight="normal" officeooo:rsid="0011ae2f" fo:background-color="#81d41a" loext:char-shading-value="0"/>
    </style:style>
    <style:style style:name="T10" style:family="text">
      <style:text-properties officeooo:rsid="0015d644"/>
    </style:style>
    <style:style style:name="T11" style:family="text">
      <style:text-properties fo:background-color="#81d41a" loext:char-shading-value="0"/>
    </style:style>
    <style:style style:name="T12" style:family="text">
      <style:text-properties fo:background-color="#81d41a" loext:char-shading-value="0"/>
    </style:style>
    <style:style style:name="T13" style:family="text">
      <style:text-properties officeooo:rsid="00184641" fo:background-color="#81d41a" loext:char-shading-value="0"/>
    </style:style>
    <style:style style:name="T14" style:family="text">
      <style:text-properties officeooo:rsid="00184641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84641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Exercices :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fournit la taille (en caractères) d’une chaine de caractères</text:p>
          </table:table-cell>
          <table:table-cell table:style-name="Table1.A1" office:value-type="string">
            <text:p text:style-name="P1"><text:span text:style-name="Strong_20_Emphasis"><text:span text:style-name="T7">strlen</text:span></text:span><text:span text:style-name="T3"> </text:span><text:span text:style-name="T12"> </text:span>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met en minuscules tous les caractères d’une chaine</text:p>
          </table:table-cell>
          <table:table-cell table:style-name="Table1.A1" office:value-type="string">
            <text:p text:style-name="P1"><text:span text:style-name="Strong_20_Emphasis"><text:span text:style-name="T7">strtolower</text:span></text:span><text:span text:style-name="T3"> </text:span><text:span text:style-name="T12"> </text:span></text:p>
          </table:table-cell>
        </table:table-row>
        <table:table-row table:style-name="Table1.1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met en majuscules tous les caractères d’une chaine</text:p>
          </table:table-cell>
          <table:table-cell table:style-name="Table1.A1" office:value-type="string">
            <text:p text:style-name="P2"><text:span text:style-name="Strong_20_Emphasis"><text:span text:style-name="T9">strtoupper</text:span></text:span>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met en majuscule le premier caractère d’une chaine</text:p>
          </table:table-cell>
          <table:table-cell table:style-name="Table1.A1" office:value-type="string">
            <text:p text:style-name="P7">ucfirst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permet d’extraire une partie d’une chaine de caractères</text:p>
          </table:table-cell>
          <table:table-cell table:style-name="Table1.A1" office:value-type="string">
            <text:p text:style-name="P7">substr</text:p>
          </table:table-cell>
        </table:table-row>
        <table:table-row table:style-name="Table1.1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fournit le nombre de fois qu’une sous-chaine apparait dans une chaine de caractères</text:p>
          </table:table-cell>
          <table:table-cell table:style-name="Table1.A1" office:value-type="string">
            <text:p text:style-name="P7">substr_count</text:p>
          </table:table-cell>
        </table:table-row>
        <table:table-row table:style-name="Table1.1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extrait d’une chaine la suite des caractères rencontrée à partir de la dernière apparition d’un repère fournit en paramètre. <text:s/>Le repère utilisé consiste en un caractère</text:p>
          </table:table-cell>
          <table:table-cell table:style-name="Table1.A1" office:value-type="string">
            <text:p text:style-name="P11"><text:span text:style-name="T14">s</text:span>trstr<text:span text:style-name="T15"> </text:span><text:span text:style-name="T16">&gt; </text:span><text:span text:style-name="T13">strrchr</text:span></text:p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supprime toutes les balises HTML et PHP présentes dans une chaine de caractères</text:p>
          </table:table-cell>
          <table:table-cell table:style-name="Table1.A1" office:value-type="string">
            <text:p text:style-name="P8">strip_tags</text:p>
          </table:table-cell>
        </table:table-row>
        <table:table-row table:style-name="Table1.1"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supprime les anti-slash (\) dans une chaine de caractères</text:p>
          </table:table-cell>
          <table:table-cell table:style-name="Table1.A1" office:value-type="string">
            <text:p text:style-name="P4">stripslash</text:p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convertit les caractères de nouvelle ligne en retour de chariot HTML &lt;br&gt;</text:p>
          </table:table-cell>
          <table:table-cell table:style-name="Table1.A1" office:value-type="string">
            <text:p text:style-name="P8">nl2br</text:p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encode une chaine de caractères en convertissant les caractères non-ascii en caractère de type %xx pour générer une URL</text:p>
          </table:table-cell>
          <table:table-cell table:style-name="Table1.A1" office:value-type="string">
            <text:p text:style-name="P8">urlencode</text:p>
          </table:table-cell>
        </table:table-row>
        <table:table-row table:style-name="Table1.1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décode une chaine URL. Il convertit du type %xx vers le caractère correspondant.</text:p>
          </table:table-cell>
          <table:table-cell table:style-name="Table1.A1" office:value-type="string">
            <text:p text:style-name="P8">urldecode</text:p>
          </table:table-cell>
        </table:table-row>
        <table:table-row table:style-name="Table1.1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convertit les caractères spéciaux en leur équivalent HTML</text:p>
          </table:table-cell>
          <table:table-cell table:style-name="Table1.A1" office:value-type="string">
            <text:p text:style-name="P8">htmlspecialchars</text:p>
          </table:table-cell>
        </table:table-row>
        <table:table-row table:style-name="Table1.1"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3">convertit tous les caractères ayant une signification particulière dans le langage HTML</text:p>
          </table:table-cell>
          <table:table-cell table:style-name="Table1.A1" office:value-type="string">
            <text:p text:style-name="P5">html_<text:span text:style-name="T10">entity_decode</text:span></text:p>
          </table:table-cell>
        </table:table-row>
        <table:table-row table:style-name="Table1.1"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remplace toutes les occurrences d’une chaine par une autre chaine.</text:p>
          </table:table-cell>
          <table:table-cell table:style-name="Table1.A1" office:value-type="string">
            <text:p text:style-name="P9">str_replace</text:p>
          </table:table-cell>
        </table:table-row>
        <table:table-row table:style-name="Table1.1"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retourne une copie d’une chaine de caractères sans les espaces « blancs » de début et de fin de chaine.</text:p>
          </table:table-cell>
          <table:table-cell table:style-name="Table1.A1" office:value-type="string">
            <text:p text:style-name="P9">trim</text:p>
          </table:table-cell>
        </table:table-row>
        <table:table-row table:style-name="Table1.1"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scinde une chaine de caractères sur base d’un délimiteur et retourne un tableau contenant les éléments résultant de la division</text:p>
          </table:table-cell>
          <table:table-cell table:style-name="Table1.A1" office:value-type="string">
            <text:p text:style-name="P9">explode</text:p>
          </table:table-cell>
        </table:table-row>
        <table:table-row table:style-name="Table1.1">
          <table:table-cell table:style-name="Table1.A1" office:value-type="string">
            <text:p text:style-name="P1">18</text:p>
          </table:table-cell>
          <table:table-cell table:style-name="Table1.A1" office:value-type="string">
            <text:p text:style-name="P1">retourne une chaine de caractères constituée de tous les éléments d’un tableau séparés par une chaine de jointure.</text:p>
          </table:table-cell>
          <table:table-cell table:style-name="Table1.A1" office:value-type="string">
            <text:p text:style-name="P9">implode</text:p>
          </table:table-cell>
        </table:table-row>
        <table:table-row table:style-name="Table1.1">
          <table:table-cell table:style-name="Table1.A1" office:value-type="string">
            <text:p text:style-name="P3">19</text:p>
          </table:table-cell>
          <table:table-cell table:style-name="Table1.A1" office:value-type="string">
            <text:p text:style-name="P3">permet d’assigner une série de variables en une seule ligne à partir d’un tableau<text:bookmark text:name="_GoBack"/></text:p>
          </table:table-cell>
          <table:table-cell table:style-name="Table1.A1" office:value-type="string">
            <text:p text:style-name="P4">list = explode</text:p>
          </table:table-cell>
        </table:table-row>
        <table:table-row table:style-name="Table1.1"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retourne un tableau de 4 éléments(0, 1, key, value) reprenant la clé et la valeur de l’élément courant d’une table.</text:p>
          </table:table-cell>
          <table:table-cell table:style-name="Table1.A1" office:value-type="string">
            <text:p text:style-name="P6">each</text:p>
          </table:table-cell>
        </table:table-row>
        <table:table-row table:style-name="Table1.1">
          <table:table-cell table:style-name="Table1.A1" office:value-type="string">
            <text:p text:style-name="P1">21</text:p>
          </table:table-cell>
          <table:table-cell table:style-name="Table1.A1" office:value-type="string">
            <text:p text:style-name="P1">retourne le nombre d’éléments que contient le tableau</text:p>
          </table:table-cell>
          <table:table-cell table:style-name="Table1.A1" office:value-type="string">
            <text:p text:style-name="P9">count</text:p>
          </table:table-cell>
        </table:table-row>
        <table:table-row table:style-name="Table1.1"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P1">retourne « true » si le type de la variable est un tableau, le cas échéant « false ».</text:p>
          </table:table-cell>
          <table:table-cell table:style-name="Table1.A1" office:value-type="string">
            <text:p text:style-name="P10">is_arra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'Source Code Pro', monospac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B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B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élanie Geerts</meta:initial-creator>
    <meta:editing-cycles>8</meta:editing-cycles>
    <meta:creation-date>2017-11-02T20:41:00</meta:creation-date>
    <dc:date>2020-08-06T15:35:39.027000000</dc:date>
    <meta:editing-duration>PT1H9M32S</meta:editing-duration>
    <meta:generator>LibreOffice/6.2.8.2$Windows_X86_64 LibreOffice_project/f82ddfca21ebc1e222a662a32b25c0c9d20169ee</meta:generator>
    <meta:document-statistic meta:table-count="1" meta:image-count="0" meta:object-count="0" meta:page-count="1" meta:paragraph-count="67" meta:word-count="345" meta:character-count="2066" meta:non-whitespace-character-count="17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